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ce style:name="Courier New1" svg:font-family="'Courier New'" style:font-family-generic="system" style:font-pitch="variable"/>
    <style:font-face style:name="DejaVu Sans" svg:font-family="'DejaVu Sans'" style:font-family-generic="system" style:font-pitch="variable"/>
    <style:font-face style:name="FreeMono" svg:font-family="FreeMono" style:font-family-generic="modern" style:font-pitch="fixed"/>
    <style:font-face style:name="FreeSans" svg:font-family="FreeSans"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Standard">
      <style:paragraph-properties fo:text-align="justify" style:justify-single-word="false"/>
      <style:text-properties fo:font-size="10pt" style:font-size-asian="10pt" style:font-size-complex="10pt"/>
    </style:style>
    <style:style style:name="P2" style:family="paragraph" style:parent-style-name="Standard" style:master-page-name="Standard">
      <style:paragraph-properties fo:text-align="center" style:justify-single-word="false" style:page-number="auto"/>
      <style:text-properties style:font-name="Calibri" fo:font-size="10pt" fo:font-weight="bold" style:font-size-asian="10pt" style:font-weight-asian="bold" style:font-size-complex="10pt"/>
    </style:style>
    <style:style style:name="P3" style:family="paragraph" style:parent-style-name="Standard">
      <style:paragraph-properties fo:text-align="justify" style:justify-single-word="false"/>
      <style:text-properties style:font-name="Calibri" fo:font-size="10pt" style:font-size-asian="10pt" style:font-size-complex="10pt"/>
    </style:style>
    <style:style style:name="P4" style:family="paragraph" style:parent-style-name="Standard">
      <style:paragraph-properties fo:text-align="justify" style:justify-single-word="false"/>
      <style:text-properties style:font-name="Calibri" fo:font-size="10pt" style:text-underline-style="solid" style:text-underline-width="auto" style:text-underline-color="font-color" style:font-size-asian="10pt" style:font-size-complex="10pt"/>
    </style:style>
    <style:style style:name="P5" style:family="paragraph" style:parent-style-name="List_20_Paragraph" style:list-style-name="WWNum1">
      <style:paragraph-properties fo:text-align="justify" style:justify-single-word="false"/>
      <style:text-properties fo:font-size="10pt" style:font-size-asian="10pt" style:font-size-complex="10pt"/>
    </style:style>
    <style:style style:name="P6" style:family="paragraph" style:parent-style-name="List_20_Paragraph" style:list-style-name="WWNum1">
      <style:paragraph-properties fo:text-align="justify" style:justify-single-word="false"/>
      <style:text-properties fo:font-size="10pt" officeooo:paragraph-rsid="000d85d7" style:font-size-asian="10pt" style:font-size-complex="10pt"/>
    </style:style>
    <style:style style:name="P7" style:family="paragraph" style:parent-style-name="List_20_Paragraph" style:list-style-name="WWNum1">
      <style:paragraph-properties fo:margin-left="0cm" fo:margin-right="0cm" fo:text-align="justify" style:justify-single-word="false" fo:text-indent="0cm" style:auto-text-indent="false"/>
      <style:text-properties fo:font-size="10pt" officeooo:paragraph-rsid="000d85d7" style:font-size-asian="10pt" style:font-size-complex="10pt"/>
    </style:style>
    <style:style style:name="P8" style:family="paragraph" style:parent-style-name="List_20_Paragraph" style:list-style-name="WWNum1">
      <style:paragraph-properties fo:text-align="justify" style:justify-single-word="false"/>
      <style:text-properties fo:font-size="10pt" officeooo:paragraph-rsid="000f347a" style:font-size-asian="10pt" style:font-size-complex="10pt"/>
    </style:style>
    <style:style style:name="P9" style:family="paragraph" style:parent-style-name="List_20_Paragraph">
      <style:paragraph-properties fo:text-align="justify" style:justify-single-word="false"/>
      <style:text-properties fo:font-size="10pt" officeooo:paragraph-rsid="00023250" style:font-size-asian="10pt" style:font-size-complex="10pt"/>
    </style:style>
    <style:style style:name="P10" style:family="paragraph" style:parent-style-name="List_20_Paragraph">
      <style:paragraph-properties fo:text-align="justify" style:justify-single-word="false"/>
      <style:text-properties fo:font-size="10pt" officeooo:paragraph-rsid="000f347a" style:font-size-asian="10pt" style:font-size-complex="10pt"/>
    </style:style>
    <style:style style:name="P11" style:family="paragraph" style:parent-style-name="List_20_Paragraph">
      <style:paragraph-properties fo:margin-left="0cm" fo:margin-right="0cm" fo:text-align="justify" style:justify-single-word="false" fo:text-indent="0cm" style:auto-text-indent="false"/>
      <style:text-properties fo:font-size="10pt" fo:font-style="italic" officeooo:paragraph-rsid="00073948" style:font-size-asian="10pt" style:font-style-asian="italic" style:font-size-complex="10pt" style:font-style-complex="italic"/>
    </style:style>
    <style:style style:name="P12" style:family="paragraph" style:parent-style-name="List_20_Paragraph">
      <style:paragraph-properties fo:text-align="justify" style:justify-single-word="false"/>
      <style:text-properties fo:font-size="10pt" fo:font-style="italic" style:text-underline-style="solid" style:text-underline-width="auto" style:text-underline-color="font-color" fo:font-weight="normal" officeooo:paragraph-rsid="000f347a" style:font-size-asian="10pt" style:font-style-asian="italic" style:font-weight-asian="normal" style:font-size-complex="10pt" style:font-style-complex="italic" style:font-weight-complex="normal"/>
    </style:style>
    <style:style style:name="P13" style:family="paragraph" style:parent-style-name="List_20_Paragraph">
      <style:paragraph-properties fo:text-align="justify" style:justify-single-word="false"/>
      <style:text-properties fo:font-size="10pt" fo:font-style="normal" officeooo:paragraph-rsid="000f347a" style:font-size-asian="10pt" style:font-style-asian="normal" style:font-size-complex="10pt" style:font-style-complex="normal"/>
    </style:style>
    <style:style style:name="P14" style:family="paragraph" style:parent-style-name="List_20_Paragraph" style:list-style-name="WWNum1">
      <style:paragraph-properties fo:text-align="justify" style:justify-single-word="false"/>
      <style:text-properties fo:font-size="10pt" fo:font-style="normal" fo:font-weight="normal" officeooo:paragraph-rsid="000f347a" style:font-size-asian="10pt" style:font-style-asian="normal" style:font-weight-asian="normal" style:font-size-complex="10pt" style:font-style-complex="normal" style:font-weight-complex="normal"/>
    </style:style>
    <style:style style:name="P15" style:family="paragraph" style:parent-style-name="List_20_Paragraph">
      <style:paragraph-properties fo:text-align="justify" style:justify-single-word="false"/>
      <style:text-properties fo:font-size="10pt" fo:font-style="normal" fo:font-weight="normal" officeooo:paragraph-rsid="000f347a" style:font-size-asian="10pt" style:font-style-asian="normal" style:font-weight-asian="normal" style:font-size-complex="10pt" style:font-style-complex="normal" style:font-weight-complex="normal"/>
    </style:style>
    <style:style style:name="P16" style:family="paragraph" style:parent-style-name="List_20_Paragraph">
      <style:paragraph-properties fo:text-align="justify" style:justify-single-word="false" fo:break-before="page"/>
      <style:text-properties fo:font-size="10pt" fo:font-weight="bold" officeooo:paragraph-rsid="00023250" style:font-size-asian="10pt" style:font-weight-asian="bold" style:font-size-complex="10pt" style:font-weight-complex="bold"/>
    </style:style>
    <style:style style:name="P17" style:family="paragraph" style:parent-style-name="List_20_Paragraph" style:list-style-name="WWNum1">
      <style:paragraph-properties fo:text-align="justify" style:justify-single-word="false"/>
      <style:text-properties style:font-name="Calibri" fo:font-size="10pt" style:font-size-asian="10pt" style:font-size-complex="10pt"/>
    </style:style>
    <style:style style:name="P18" style:family="paragraph" style:parent-style-name="List_20_Paragraph" style:list-style-name="WWNum1">
      <style:paragraph-properties fo:text-align="justify" style:justify-single-word="false"/>
      <style:text-properties style:font-name="Calibri" fo:font-size="10pt" officeooo:paragraph-rsid="000f347a" style:font-size-asian="10pt" style:font-size-complex="10pt"/>
    </style:style>
    <style:style style:name="P19" style:family="paragraph" style:parent-style-name="List_20_Paragraph" style:list-style-name="WWNum1">
      <style:paragraph-properties fo:text-align="justify" style:justify-single-word="false"/>
      <style:text-properties style:font-name="Calibri" fo:font-size="10pt" officeooo:paragraph-rsid="0012af0e" style:font-size-asian="10pt" style:font-size-complex="10pt"/>
    </style:style>
    <style:style style:name="P20" style:family="paragraph" style:parent-style-name="List_20_Paragraph" style:list-style-name="WWNum1">
      <style:paragraph-properties fo:text-align="justify" style:justify-single-word="false"/>
      <style:text-properties style:font-name="Calibri" fo:font-size="10pt" officeooo:paragraph-rsid="00139ddc" style:font-size-asian="10pt" style:font-size-complex="10pt"/>
    </style:style>
    <style:style style:name="P21" style:family="paragraph" style:parent-style-name="List_20_Paragraph">
      <style:paragraph-properties fo:text-align="justify" style:justify-single-word="false"/>
      <style:text-properties style:font-name="Calibri" fo:font-size="10pt" officeooo:paragraph-rsid="000f347a" style:font-size-asian="10pt" style:font-size-complex="10pt"/>
    </style:style>
    <style:style style:name="P22" style:family="paragraph" style:parent-style-name="List_20_Paragraph">
      <style:paragraph-properties fo:text-align="justify" style:justify-single-word="false"/>
      <style:text-properties style:font-name="Calibri" fo:font-size="10pt" officeooo:paragraph-rsid="00139ddc" style:font-size-asian="10pt" style:font-size-complex="10pt"/>
    </style:style>
    <style:style style:name="P23" style:family="paragraph" style:parent-style-name="List_20_Paragraph">
      <style:paragraph-properties fo:margin-left="0cm" fo:margin-right="0cm" fo:text-align="justify" style:justify-single-word="false" fo:text-indent="0cm" style:auto-text-indent="false"/>
      <style:text-properties style:font-name="Calibri" fo:font-size="10pt" fo:font-style="italic" fo:font-weight="bold" officeooo:paragraph-rsid="00092d08" style:font-size-asian="10pt" style:font-style-asian="italic" style:font-weight-asian="bold" style:font-size-complex="10pt" style:font-style-complex="italic" style:font-weight-complex="bold"/>
    </style:style>
    <style:style style:name="P24" style:family="paragraph" style:parent-style-name="List_20_Paragraph">
      <style:paragraph-properties fo:text-align="justify" style:justify-single-word="false"/>
      <style:text-properties style:font-name="Calibri" fo:font-size="10pt" fo:font-style="italic" style:text-underline-style="solid" style:text-underline-width="auto" style:text-underline-color="font-color" fo:font-weight="normal" officeooo:paragraph-rsid="000f347a" style:font-size-asian="10pt" style:font-style-asian="italic" style:font-weight-asian="normal" style:font-size-complex="10pt" style:font-style-complex="italic" style:font-weight-complex="normal"/>
    </style:style>
    <style:style style:name="P25" style:family="paragraph" style:parent-style-name="List_20_Paragraph">
      <style:paragraph-properties fo:text-align="justify" style:justify-single-word="false"/>
      <style:text-properties style:font-name="Calibri" fo:font-size="10pt" fo:font-style="normal" fo:font-weight="normal" officeooo:paragraph-rsid="000f347a" style:font-size-asian="10pt" style:font-style-asian="normal" style:font-weight-asian="normal" style:font-size-complex="10pt" style:font-style-complex="normal" style:font-weight-complex="normal"/>
    </style:style>
    <style:style style:name="P26" style:family="paragraph" style:parent-style-name="List_20_Paragraph">
      <style:paragraph-properties fo:text-align="justify" style:justify-single-word="false"/>
      <style:text-properties officeooo:paragraph-rsid="000f347a"/>
    </style:style>
    <style:style style:name="P27" style:family="paragraph" style:parent-style-name="List_20_Paragraph">
      <style:paragraph-properties fo:text-align="justify" style:justify-single-word="false"/>
      <style:text-properties style:font-name="FreeMono" fo:font-size="10pt" fo:font-style="normal" officeooo:paragraph-rsid="000f347a" style:font-size-asian="10pt" style:font-style-asian="normal" style:font-size-complex="10pt" style:font-style-complex="normal"/>
    </style:style>
    <style:style style:name="P28" style:family="paragraph" style:parent-style-name="List_20_Paragraph">
      <style:paragraph-properties fo:text-align="justify" style:justify-single-word="false"/>
      <style:text-properties style:font-name="FreeMono" fo:font-size="10pt" fo:font-style="normal" officeooo:paragraph-rsid="00159481" style:font-size-asian="10pt" style:font-style-asian="normal" style:font-size-complex="10pt" style:font-style-complex="normal"/>
    </style:style>
    <style:style style:name="P29" style:family="paragraph" style:parent-style-name="List_20_Paragraph">
      <style:paragraph-properties fo:text-align="justify" style:justify-single-word="false"/>
      <style:text-properties style:font-name="FreeMono" fo:font-size="10pt" fo:font-style="normal" officeooo:paragraph-rsid="00173a90" style:font-size-asian="10pt" style:font-style-asian="normal" style:font-size-complex="10pt" style:font-style-complex="normal"/>
    </style:style>
    <style:style style:name="P30" style:family="paragraph" style:parent-style-name="List_20_Paragraph">
      <style:paragraph-properties fo:text-align="justify" style:justify-single-word="false"/>
      <style:text-properties style:font-name="FreeMono" fo:font-size="10pt" fo:font-style="normal" officeooo:paragraph-rsid="00185b25" style:font-size-asian="10pt" style:font-style-asian="normal" style:font-size-complex="10pt" style:font-style-complex="normal"/>
    </style:style>
    <style:style style:name="P31" style:family="paragraph" style:parent-style-name="List_20_Paragraph">
      <style:paragraph-properties fo:text-align="justify" style:justify-single-word="false"/>
      <style:text-properties style:font-name="FreeMono" fo:font-size="10pt" fo:font-style="normal" officeooo:paragraph-rsid="00199f81" style:font-size-asian="10pt" style:font-style-asian="normal" style:font-size-complex="10pt" style:font-style-complex="normal"/>
    </style:style>
    <style:style style:name="P32" style:family="paragraph" style:parent-style-name="List_20_Paragraph">
      <style:paragraph-properties fo:text-align="justify" style:justify-single-word="false"/>
      <style:text-properties style:font-name="FreeMono" fo:font-size="10pt" fo:font-style="normal" fo:font-weight="normal" officeooo:paragraph-rsid="000f347a" style:font-size-asian="10pt" style:font-style-asian="normal" style:font-weight-asian="normal" style:font-size-complex="10pt" style:font-style-complex="normal" style:font-weight-complex="normal"/>
    </style:style>
    <style:style style:name="P33" style:family="paragraph" style:parent-style-name="List_20_Paragraph">
      <style:paragraph-properties fo:text-align="justify" style:justify-single-word="false"/>
      <style:text-properties style:font-name="FreeMono" fo:font-size="10pt" fo:font-style="italic" officeooo:paragraph-rsid="00073948" style:font-size-asian="10pt" style:font-style-asian="italic" style:font-size-complex="10pt" style:font-style-complex="italic"/>
    </style:style>
    <style:style style:name="P34" style:family="paragraph" style:parent-style-name="List_20_Paragraph">
      <style:paragraph-properties fo:text-align="justify" style:justify-single-word="false"/>
      <style:text-properties style:font-name="FreeMono" fo:font-size="10pt" fo:font-style="italic" fo:font-weight="bold" officeooo:paragraph-rsid="00092d08" style:font-size-asian="10pt" style:font-style-asian="italic" style:font-weight-asian="bold" style:font-size-complex="10pt" style:font-style-complex="italic" style:font-weight-complex="bold"/>
    </style:style>
    <style:style style:name="P35" style:family="paragraph" style:parent-style-name="List_20_Paragraph">
      <style:paragraph-properties fo:text-align="justify" style:justify-single-word="false"/>
      <style:text-properties style:font-name="FreeMono" fo:font-size="10pt" fo:font-style="italic" fo:font-weight="normal" officeooo:paragraph-rsid="00092d08" style:font-size-asian="10pt" style:font-style-asian="italic" style:font-weight-asian="normal" style:font-size-complex="10pt" style:font-style-complex="italic" style:font-weight-complex="normal"/>
    </style:style>
    <style:style style:name="P36" style:family="paragraph" style:parent-style-name="List_20_Paragraph">
      <style:paragraph-properties fo:text-align="justify" style:justify-single-word="false"/>
      <style:text-properties style:font-name="FreeMono" fo:font-size="10pt" fo:font-style="italic" fo:font-weight="normal" officeooo:paragraph-rsid="000c4aa4" style:font-size-asian="10pt" style:font-style-asian="italic" style:font-weight-asian="normal" style:font-size-complex="10pt" style:font-style-complex="italic" style:font-weight-complex="normal"/>
    </style:style>
    <style:style style:name="P37" style:family="paragraph" style:parent-style-name="List_20_Paragraph">
      <style:paragraph-properties fo:text-align="justify" style:justify-single-word="false"/>
      <style:text-properties style:font-name="FreeMono" fo:font-size="10pt" fo:font-style="italic" fo:font-weight="normal" officeooo:paragraph-rsid="001112ea" style:font-size-asian="10pt" style:font-style-asian="italic" style:font-weight-asian="normal" style:font-size-complex="10pt" style:font-style-complex="italic" style:font-weight-complex="normal"/>
    </style:style>
    <style:style style:name="P38" style:family="paragraph" style:parent-style-name="List_20_Paragraph">
      <style:paragraph-properties fo:text-align="justify" style:justify-single-word="false"/>
      <style:text-properties style:font-name="FreeMono" fo:font-size="10pt" officeooo:paragraph-rsid="00159481" style:font-size-asian="10pt" style:font-size-complex="10pt"/>
    </style:style>
    <style:style style:name="T1" style:family="text">
      <style:text-properties style:font-name="Calibri"/>
    </style:style>
    <style:style style:name="T2" style:family="text">
      <style:text-properties style:font-name="Calibri" fo:font-style="italic" style:font-style-asian="italic"/>
    </style:style>
    <style:style style:name="T3" style:family="text">
      <style:text-properties style:font-name="Calibri" fo:font-style="italic" style:font-style-asian="italic" style:font-style-complex="italic"/>
    </style:style>
    <style:style style:name="T4" style:family="text">
      <style:text-properties style:font-name="Calibri" fo:font-style="italic" fo:font-weight="normal" style:font-style-asian="italic" style:font-weight-asian="normal" style:font-style-complex="italic" style:font-weight-complex="normal"/>
    </style:style>
    <style:style style:name="T5" style:family="text">
      <style:text-properties style:font-name="Calibri" fo:font-size="10pt" style:font-size-asian="10pt" style:font-size-complex="10pt"/>
    </style:style>
    <style:style style:name="T6" style:family="text">
      <style:text-properties style:font-name="Calibri" fo:font-style="normal" style:font-style-asian="normal" style:font-style-complex="normal"/>
    </style:style>
    <style:style style:name="T7" style:family="text">
      <style:text-properties style:font-name="Calibri" fo:font-style="normal" fo:font-weight="normal" style:font-style-asian="normal" style:font-weight-asian="normal" style:font-style-complex="normal" style:font-weight-complex="normal"/>
    </style:style>
    <style:style style:name="T8" style:family="text">
      <style:text-properties style:font-name="Calibri" fo:font-weight="normal" style:font-weight-asian="normal" style:font-weight-complex="normal"/>
    </style:style>
    <style:style style:name="T9" style:family="text">
      <style:text-properties style:font-name="Arial" style:font-name-complex="Times New Roman"/>
    </style:style>
    <style:style style:name="T10" style:family="text">
      <style:text-properties fo:font-style="italic" style:font-style-asian="italic"/>
    </style:style>
    <style:style style:name="T11" style:family="text">
      <style:text-properties fo:font-style="normal" style:font-style-asian="normal" style:font-style-complex="normal"/>
    </style:style>
    <style:style style:name="T12" style:family="text">
      <style:text-properties style:font-name="FreeMono" fo:font-style="normal" style:font-style-asian="normal" style:font-style-complex="normal"/>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n peu d’algorithmique</text:p>
      <text:p text:style-name="P4"/>
      <text:p text:style-name="P3">Un algorithme est une suite finie et non ambiguë d’opérations ou d'instructions permettant de résoudre un problème ou d'obtenir un résultat.</text:p>
      <text:p text:style-name="P1"><text:span text:style-name="T1">Le mot algorithme vient du nom arabe </text:span><text:span text:style-name="T9">الخوارزمي</text:span><text:span text:style-name="T1"> du mathématicien Perse du IXe siècle Al-Khwârizmî. Le domaine qui étudie les algorithmes est appelé l'algorithmique. On en retrouve aujourd'hui dans de nombreuses applications telles que le fonctionnement des ordinateurs, la cryptographie, le routage d'informations, la planification et l'utilisation optimale des ressources, le traitement d'images, le traitement de texte, la bio-informatique, etc.</text:span></text:p>
      <text:p text:style-name="P3"><text:line-break/>Cet atelier comprend une suite d’exercices (tortures d’esprit). Vous n’avez pas à réellement coder</text:p>
      <text:p text:style-name="P3">Prérequis : un cerveau, un papier, un stylo</text:p>
      <text:p text:style-name="P3">Modalité : projet à réaliser seul</text:p>
      <text:p text:style-name="P3"/>
      <text:list xml:id="list2733729771" text:style-name="WWNum1">
        <text:list-item>
          <text:p text:style-name="P17">Écrire un algorithme qui affiche tous les numéros de 1 à 9</text:p>
        </text:list-item>
        <text:list-item>
          <text:p text:style-name="P5"><text:span text:style-name="T1">Écrire un algorithme qui échange la valeur de deux variables </text:span><text:span text:style-name="T2">Exemple, si a= 2 et b= 5, le programme donnera a= 5 et b= 2</text:span></text:p>
        </text:list-item>
        <text:list-item>
          <text:p text:style-name="P5"><text:span text:style-name="T1">Écrire un algorithme qui affiche l’alphabet à l’envers</text:span></text:p>
        </text:list-item>
        <text:list-item>
          <text:p text:style-name="P17">Écrire un algorithme permettant d’épeler un mot en affichant chaque lettre successivement.</text:p>
        </text:list-item>
        <text:list-item>
          <text:p text:style-name="P17">Écrire un algorithme qui affiche les différentes lettres nécessaires pour écrire un mot en précisant le nombre d’occurrence de la lettre dans le mot</text:p>
        </text:list-item>
        <text:list-item>
          <text:p text:style-name="P17">Écrire un algorithme qui demande un nombre compris entre 10 et 20, jusqu'à ce que la réponse convienne. En cas de réponse supérieure à 20, on fera apparaître un message : “Plus petit !”, et inversement, “Plus grand !” si le nombre est inférieur à 10.</text:p>
        </text:list-item>
        <text:list-item>
          <text:p text:style-name="P17">Écrire un algorithme qui calcule et affiche la surface d’un triangle connaissant sa base et sa hauteur.</text:p>
        </text:list-item>
        <text:list-item>
          <text:p text:style-name="P17">Écrire un algorithme qui, étant donné le prix unitaire d’un produit (hors TVA), le taux de TVA (en %) et la quantité de produit vendue à un client, calcule et affiche le prix total à payer par ce client.</text:p>
        </text:list-item>
        <text:list-item>
          <text:p text:style-name="P17">Écrire un algorithme qui, étant donné les résultats (note entière sur 20) de trois examens passés par un étudiant (exprimés par six nombres, à savoir, la note et la pondération de chaque examen), calcule et affiche la moyenne globale exprimée en pourcentage.</text:p>
        </text:list-item>
        <text:list-item>
          <text:p text:style-name="P19">Écrire un algorithme qui affiche toutes les combinaisons de deux nombre entre 0 et 99, dans l’ordre croissant au format “00 01, 00 02, 00 03 … 00 99, 01 02, … 97 99, 98 99”. Ne pas oublier les espaces et virgules !</text:p>
        </text:list-item>
        <text:list-item>
          <text:p text:style-name="P5"><text:span text:style-name="T1">Écrire un algorithme qui calcule la somme des chiffres d’un nombre entier de 3 chiffres. </text:span><text:span text:style-name="T2">Réflexion : l’algorithme est-il aussi valide pour les entiers inférieurs à 100 ?</text:span></text:p>
        </text:list-item>
        <text:list-item>
          <text:p text:style-name="P6"><text:span text:style-name="T1">Écrire un algorithme itératif et un algorithme récursif qui affiche la somme de 1 à n</text:span></text:p>
        </text:list-item>
        <text:list-item>
          <text:p text:style-name="P6"><text:span text:style-name="T1">Écrire un algorithme itératif et un algorithme récursif qui affiche le produit de 1 à n (ce qu’on appelle la factorielle n et noté </text:span><text:span text:style-name="T3">n!</text:span><text:span text:style-name="T6">)</text:span></text:p>
        </text:list-item>
        <text:list-item>
          <text:p text:style-name="P6"><text:span text:style-name="T1">Écrire un algorithme itératif et un algorithme récursif qui affiche le </text:span><text:span text:style-name="T3">n-ème</text:span><text:span text:style-name="T1"> terme de la suite de Fibonacci</text:span></text:p>
          <text:p text:style-name="P7"><text:span text:style-name="T2"/></text:p>
        </text:list-item>
      </text:list>
      <text:p text:style-name="P9"><text:span text:style-name="T2"/></text:p>
      <text:p text:style-name="P16"><text:span text:style-name="T2">Corrections</text:span></text:p>
      <text:p text:style-name="P26"><text:span text:style-name="T5"/></text:p>
      <text:list xml:id="list142450299135568" text:continue-list="list2733729771" text:style-name="WWNum1">
        <text:list-item text:start-value="1">
          <text:p text:style-name="P8"><text:span text:style-name="T1">Écrire un algorithme qui affiche tous les numéros de 1 à 9</text:span></text:p>
        </text:list-item>
        <text:list-item>
          <text:p text:style-name="P8"><text:span text:style-name="T1">Écrire un algorithme qui échange la valeur de deux variables </text:span><text:span text:style-name="T2">Exemple, si a= 2 et b= 5, le programme donnera a= 5 et b= 2</text:span></text:p>
        </text:list-item>
      </text:list>
      <text:p text:style-name="P10"><text:span text:style-name="T2"/></text:p>
      <text:p text:style-name="P27">echange = fonction(param1,param2)</text:p>
      <text:p text:style-name="P27"><text:tab/>c = param1</text:p>
      <text:p text:style-name="P27"><text:tab/>param1 = param2</text:p>
      <text:p text:style-name="P27"><text:tab/>param2 = c</text:p>
      <text:p text:style-name="P27"/>
      <text:p text:style-name="P27">a = 2, b = 12</text:p>
      <text:p text:style-name="P27">echange(a,b)</text:p>
      <text:p text:style-name="P27"><text:span text:style-name="T10">afficher(a,b)</text:span></text:p>
      <text:p text:style-name="P13"><text:span text:style-name="T2"/></text:p>
      <text:list xml:id="list142449867407186" text:continue-numbering="true" text:style-name="WWNum1">
        <text:list-item>
          <text:p text:style-name="P8"><text:span text:style-name="T1">Écrire un algorithme qui affiche l’alphabet à l’envers</text:span></text:p>
        </text:list-item>
      </text:list>
      <text:p text:style-name="P10"><text:span text:style-name="T1"/></text:p>
      <text:p text:style-name="P27">alphabet = « abcdefghijklmnopqrstuvwxyz »</text:p>
      <text:p text:style-name="P27">pour n de 26 à 1 :</text:p>
      <text:p text:style-name="P27"><text:tab/>afficher le n-ème élément de alphabet</text:p>
      <text:p text:style-name="P27"/>
      <text:p text:style-name="P27">pour n de 1 à 26 :</text:p>
      <text:p text:style-name="P27"><text:tab/>afficher le (27-n)-ème élément de alphabet</text:p>
      <text:p text:style-name="P21"/>
      <text:list xml:id="list142450002615752" text:continue-numbering="true" text:style-name="WWNum1">
        <text:list-item>
          <text:p text:style-name="P18">Écrire un algorithme permettant d’épeler un mot en affichant chaque lettre successivement.</text:p>
        </text:list-item>
      </text:list>
      <text:p text:style-name="P28"/>
      <text:p text:style-name="P28">epeler = fonction(mot):</text:p>
      <text:p text:style-name="P28"><text:tab/>pour l dans mot :</text:p>
      <text:p text:style-name="P28"><text:tab/><text:tab/>afficher(l)</text:p>
      <text:p text:style-name="P28"/>
      <text:p text:style-name="P28">epeler = fonction(mot):</text:p>
      <text:p text:style-name="P28"><text:tab/>pour i=1 à taille(mot):</text:p>
      <text:p text:style-name="P28"><text:tab/><text:tab/>afficher(i-ème élément de mot)</text:p>
      <text:p text:style-name="P28"/>
      <text:p text:style-name="P28"/>
      <text:list xml:id="list142451568418093" text:continue-numbering="true" text:style-name="WWNum1">
        <text:list-item>
          <text:p text:style-name="P18">Écrire un algorithme qui affiche les différentes lettres nécessaires pour écrire un mot en précisant le nombre d’occurrence de la lettre dans le mot</text:p>
        </text:list-item>
      </text:list>
      <text:p text:style-name="P21"/>
      <text:p text:style-name="P28">occur_lettre = fonction(mot):</text:p>
      <text:p text:style-name="P28"><text:tab/>lettres = list(1ère lettre de mot)</text:p>
      <text:p text:style-name="P28"><text:tab/>occur = list(1)</text:p>
      <text:p text:style-name="P28"><text:tab/>pour i=2 à taille(mot)</text:p>
      <text:p text:style-name="P28"><text:tab/><text:tab/>si i-ème lettre dans lettres alors :</text:p>
      <text:p text:style-name="P28"><text:tab/><text:tab/><text:tab/>idx = indice de la i-ème lettre dans la liste lettres</text:p>
      <text:p text:style-name="P29"><text:tab/><text:tab/><text:tab/>occur[idx] = occur[idx] +1</text:p>
      <text:p text:style-name="P28"><text:s text:c="2"/><text:tab/><text:tab/>sinon :</text:p>
      <text:p text:style-name="P28"><text:tab/><text:tab/><text:tab/>ajouter i-ème lettre de mot dans lettres</text:p>
      <text:p text:style-name="P28"><text:tab/><text:tab/><text:tab/>ajouter 1 dans occur</text:p>
      <text:p text:style-name="P38"><text:span text:style-name="T11"><text:tab/><text:tab/></text:span></text:p>
      <text:list xml:id="list142450516792845" text:continue-numbering="true" text:style-name="WWNum1">
        <text:list-item>
          <text:p text:style-name="P18">Écrire un algorithme qui demande un nombre compris entre 10 et 20, jusqu'à ce que la réponse convienne. En cas de réponse supérieure à 20, on fera apparaître un message : “Plus petit !”, et inversement, “Plus grand !” si le nombre est inférieur à 10.</text:p>
        </text:list-item>
        <text:list-item>
          <text:p text:style-name="P18">Écrire un algorithme qui calcule et affiche la surface d’un triangle connaissant sa base et sa hauteur.</text:p>
        </text:list-item>
      </text:list>
      <text:p text:style-name="P29"/>
      <text:p text:style-name="P29">aire_triangle = fonction(b,h):</text:p>
      <text:p text:style-name="P29"><text:tab/>renvoyer b*h/2</text:p>
      <text:p text:style-name="P29"/>
      <text:list xml:id="list142450191476770" text:continue-numbering="true" text:style-name="WWNum1">
        <text:list-item>
          <text:p text:style-name="P18">Écrire un algorithme qui, étant donné le prix unitaire d’un produit (hors TVA), le taux de TVA (en %) et la quantité de produit vendue à un client, calcule et affiche le prix total à payer par ce client.</text:p>
        </text:list-item>
      </text:list>
      <text:p text:style-name="P21"/>
      <text:p text:style-name="P29">depense = fonction(prix_ht, tva, nb)</text:p>
      <text:p text:style-name="P29"><text:tab/>renvoyer prix_ht *(1 + tva/100) * nb</text:p>
      <text:p text:style-name="P29"/>
      <text:list xml:id="list142450486076825" text:continue-numbering="true" text:style-name="WWNum1">
        <text:list-item>
          <text:p text:style-name="P18"><text:soft-page-break/>Écrire un algorithme qui, étant donné les résultats (note entière sur 20) de trois examens passés par un étudiant (exprimés par six nombres, à savoir, la note et la pondération de chaque examen), calcule et affiche la moyenne globale exprimée en pourcentage.</text:p>
        </text:list-item>
      </text:list>
      <text:p text:style-name="P21"/>
      <text:p text:style-name="P30">moyenne = fonction(notes,coefs)</text:p>
      <text:p text:style-name="P30"><text:tab/>som = 0</text:p>
      <text:p text:style-name="P30"><text:tab/>som_coefs = 0</text:p>
      <text:p text:style-name="P30"><text:tab/>pour i = 1 à taille(notes)</text:p>
      <text:p text:style-name="P30"><text:tab/><text:tab/>som = som + notes[i] * coef[i]</text:p>
      <text:p text:style-name="P30"><text:tab/><text:tab/>som_coef = som_coef + coef[i]</text:p>
      <text:p text:style-name="P30"><text:tab/>renvoyer som/som_coef<text:tab/></text:p>
      <text:p text:style-name="P30"/>
      <text:list xml:id="list142451419703127" text:continue-numbering="true" text:style-name="WWNum1">
        <text:list-item>
          <text:p text:style-name="P20">Écrire un algorithme qui affiche toutes les combinaisons de deux nombre entre 0 et 99, dans l’ordre croissant au format “00 01, 00 02, 00 03 … 00 99, 01 02, … 01 99, 98 99”. Ne pas oublier les espaces et virgules !</text:p>
        </text:list-item>
      </text:list>
      <text:p text:style-name="P22"/>
      <text:p text:style-name="P30">pour d1 = 0 à 9</text:p>
      <text:p text:style-name="P30"><text:tab/>pour u1 = 0 à 9</text:p>
      <text:p text:style-name="P30"><text:tab/><text:tab/>pour d2 = 0 à 9</text:p>
      <text:p text:style-name="P30"><text:tab/><text:tab/><text:tab/>pour u2 = 0 à 9</text:p>
      <text:p text:style-name="P30"><text:tab/><text:tab/><text:tab/><text:tab/>si d1*10+u1 &lt; d2*10+u2</text:p>
      <text:p text:style-name="P31"><text:tab/><text:tab/><text:tab/><text:tab/><text:tab/>afficher(d1*10+u1, « », d2*10+u2 «,»)</text:p>
      <text:p text:style-name="P30"/>
      <text:list xml:id="list142451713479689" text:continue-numbering="true" text:style-name="WWNum1">
        <text:list-item>
          <text:p text:style-name="P8"><text:span text:style-name="T1">Écrire un algorithme qui calcule la somme des chiffres d’un nombre entier de 3 chiffres. </text:span><text:span text:style-name="T2">Réflexion : l’algorithme est-il aussi valide pour les entiers inférieurs à 100 ?</text:span></text:p>
        </text:list-item>
        <text:list-item>
          <text:p text:style-name="P8"><text:span text:style-name="T1">Écrire un algorithme itératif et un algorithme récursif qui affiche la somme de 1 à n</text:span></text:p>
        </text:list-item>
      </text:list>
      <text:p text:style-name="P10"><text:span text:style-name="T1"/></text:p>
      <text:p text:style-name="P37"><text:span text:style-name="T11">som_i = fonction(n)</text:span></text:p>
      <text:p text:style-name="P37"><text:span text:style-name="T11"><text:tab/>som = 0</text:span></text:p>
      <text:p text:style-name="P37"><text:span text:style-name="T11"><text:tab/>pour i =0 à n:</text:span></text:p>
      <text:p text:style-name="P37"><text:span text:style-name="T11"><text:tab/><text:tab/>som=som+i</text:span></text:p>
      <text:p text:style-name="P37"><text:span text:style-name="T11"><text:tab/>renvoyer <text:s/>som</text:span></text:p>
      <text:p text:style-name="P37"><text:span text:style-name="T11"/></text:p>
      <text:p text:style-name="P37"><text:span text:style-name="T11">som_r =fonction(n)</text:span></text:p>
      <text:p text:style-name="P37"><text:span text:style-name="T11"><text:tab/>si n =0</text:span></text:p>
      <text:p text:style-name="P37"><text:span text:style-name="T11"><text:tab/><text:tab/>renvoyer 0</text:span></text:p>
      <text:p text:style-name="P37"><text:span text:style-name="T11"><text:tab/>sinon</text:span></text:p>
      <text:p text:style-name="P37"><text:span text:style-name="T11"><text:tab/><text:tab/>renvoyer n + som_r(n-1)</text:span></text:p>
      <text:p text:style-name="P37"><text:span text:style-name="T11"/></text:p>
      <text:list xml:id="list142450681768083" text:continue-numbering="true" text:style-name="WWNum1">
        <text:list-item>
          <text:p text:style-name="P8"><text:span text:style-name="T1">Écrire un algorithme itératif et un algorithme récursif qui affiche le produit de 1 à n (ce qu’on appelle la factorielle n et n</text:span><text:span text:style-name="T8">oté </text:span><text:span text:style-name="T4">n!</text:span><text:span text:style-name="T7">)</text:span></text:p>
        </text:list-item>
      </text:list>
      <text:p text:style-name="P10"><text:span text:style-name="T7"/></text:p>
      <text:p text:style-name="P37"><text:span text:style-name="T11">prod_i = fonction(n)</text:span></text:p>
      <text:p text:style-name="P37"><text:span text:style-name="T11"><text:tab/>prod = 1</text:span></text:p>
      <text:p text:style-name="P37"><text:span text:style-name="T11"><text:tab/>pour i =1 à n:</text:span></text:p>
      <text:p text:style-name="P37"><text:span text:style-name="T11"><text:tab/><text:tab/>prod=prod*i</text:span></text:p>
      <text:p text:style-name="P37"><text:span text:style-name="T11"><text:tab/>renvoyer prod</text:span></text:p>
      <text:p text:style-name="P37"><text:span text:style-name="T11"/></text:p>
      <text:p text:style-name="P37"><text:span text:style-name="T11">prod_r =fonction(n)</text:span></text:p>
      <text:p text:style-name="P37"><text:span text:style-name="T11"><text:tab/>si n &lt;= 1 (ou si n=0)</text:span></text:p>
      <text:p text:style-name="P37"><text:span text:style-name="T11"><text:tab/><text:tab/>renvoyer 1</text:span></text:p>
      <text:p text:style-name="P37"><text:span text:style-name="T11"><text:tab/>sinon</text:span></text:p>
      <text:p text:style-name="P37"><text:span text:style-name="T6"><text:tab/><text:tab/></text:span><text:span text:style-name="T11">renvoyer n * prod_r(n-1)</text:span></text:p>
      <text:p text:style-name="P37"><text:span text:style-name="T6"/></text:p>
      <text:list xml:id="list142450134024306" text:continue-numbering="true" text:style-name="WWNum1">
        <text:list-item>
          <text:p text:style-name="P14"><text:span text:style-name="T1">Écrire un algorithme itératif et un algorithme récursif qui affiche le n-ème terme de la suite de Fibonacci</text:span></text:p>
        </text:list-item>
      </text:list>
      <text:p text:style-name="P15"><text:span text:style-name="T1"/></text:p>
      <text:p text:style-name="P12"><text:span text:style-name="T1">Itératif</text:span></text:p>
      <text:p text:style-name="P27">a = 0</text:p>
      <text:p text:style-name="P27">b = 1</text:p>
      <text:p text:style-name="P27">si n &gt; 1 :</text:p>
      <text:p text:style-name="P27"><text:tab/>pour i de 2 à n :</text:p>
      <text:p text:style-name="P27"><text:tab/><text:tab/>c = a+b</text:p>
      <text:p text:style-name="P27"><text:tab/><text:tab/>a = b</text:p>
      <text:p text:style-name="P27"><text:tab/><text:tab/>b = c</text:p>
      <text:p text:style-name="P32">affiche(b)</text:p>
      <text:p text:style-name="P25"><text:soft-page-break/><text:span text:style-name="T1"/></text:p>
      <text:p text:style-name="P25"><text:span text:style-name="T1"/></text:p>
      <text:p text:style-name="P24">Récursif</text:p>
      <text:p text:style-name="P11"><text:span text:style-name="T7"><text:tab/></text:span><text:span text:style-name="T12">fibonacci_recursif = fonction(n)</text:span></text:p>
      <text:p text:style-name="P33"><text:span text:style-name="T11"><text:tab/>si n&lt;0 :</text:span></text:p>
      <text:p text:style-name="P33"><text:span text:style-name="T11"><text:tab/><text:tab/>renvoyer « attention n doit etre positif »</text:span></text:p>
      <text:p text:style-name="P33"><text:span text:style-name="T11"><text:tab/>sinon si n&lt;2 :</text:span></text:p>
      <text:p text:style-name="P33"><text:span text:style-name="T11"><text:tab/><text:tab/>renvoyer n</text:span></text:p>
      <text:p text:style-name="P33"><text:span text:style-name="T11"><text:tab/>sinon :</text:span></text:p>
      <text:p text:style-name="P33"><text:span text:style-name="T11"><text:tab/><text:tab/>renvoyer fibonacci_recursif(n-1) + fibonacci_recursif(n-2)</text:span></text:p>
      <text:p text:style-name="P33"><text:span text:style-name="T11"/></text:p>
      <text:p text:style-name="P23"><text:span text:style-name="T11"/></text:p>
      <text:p text:style-name="P34"><text:span text:style-name="T11"/></text:p>
      <text:p text:style-name="P35"><text:span text:style-name="T11"/></text:p>
      <text:p text:style-name="P36"><text:span text:style-name="T11"/></text:p>
      <text:p text:style-name="P36"><text:span text:style-name="T1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ce style:name="Courier New1" svg:font-family="'Courier New'" style:font-family-generic="system" style:font-pitch="variable"/>
    <style:font-face style:name="DejaVu Sans" svg:font-family="'DejaVu Sans'" style:font-family-generic="system" style:font-pitch="variable"/>
    <style:font-face style:name="FreeMono" svg:font-family="FreeMono" style:font-family-generic="modern" style:font-pitch="fixed"/>
    <style:font-face style:name="FreeSans" svg:font-family="FreeSans"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fr" fo:country="FR" style:letter-kerning="false" style:font-name-asian="Cambria1"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mbria" fo:font-size="12pt" fo:language="fr" fo:country="FR" style:letter-kerning="false" style:font-name-asian="Cambria1" style:font-size-asian="10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loext:opacity="0%" style:font-name="Cambria" fo:font-family="Cambria" style:font-family-generic="roman" style:font-pitch="variable" fo:font-size="12pt" fo:language="fr" fo:country="FR" style:letter-kerning="false"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Default_20_Paragraph_20_Font" style:display-name="Default Paragraph Font" style:family="text"/>
    <style:style style:name="Numbering_20_Symbols" style:display-name="Numbering Symbols"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Wingdings1" style:font-family-complex="Wingdings"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Wingdings1" style:font-family-complex="Wingdings"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5"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8"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1.588cm" fo:margin-right="1.619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12T16:20:00</meta:creation-date>
    <meta:initial-creator>Louis KUHN</meta:initial-creator>
    <dc:language>fr-FR</dc:language>
    <dc:date>2021-10-05T14:24:21.722060920</dc:date>
    <meta:editing-cycles>26</meta:editing-cycles>
    <meta:editing-duration>PT5H9M43S</meta:editing-duration>
    <meta:generator>LibreOffice/7.2.1.2$Linux_X86_64 LibreOffice_project/2c9f9a7aa7c967a1b7ec3448959cff87b32f6580</meta:generator>
    <meta:document-statistic meta:table-count="0" meta:image-count="0" meta:object-count="0" meta:page-count="4" meta:paragraph-count="118" meta:word-count="1166" meta:character-count="6529" meta:non-whitespace-character-count="540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